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style:text-position="0% 100%" fo:font-size="12pt" style:font-size-asian="12pt"/>
    </style:style>
    <style:style style:name="P4" style:family="paragraph" style:parent-style-name="Standard">
      <style:text-properties fo:font-size="10.5pt" fo:language="en" fo:country="GB" style:font-size-asian="10.5pt"/>
    </style:style>
    <style:style style:name="P5" style:family="paragraph" style:parent-style-name="Standard">
      <style:text-properties fo:font-size="10.5pt" fo:language="en" fo:country="GB" officeooo:rsid="001de929" officeooo:paragraph-rsid="001de929" style:font-size-asian="10.5pt"/>
    </style:style>
    <style:style style:name="P6" style:family="paragraph" style:parent-style-name="Standard">
      <style:text-properties fo:font-size="10.5pt" fo:language="en" fo:country="GB" officeooo:rsid="001de929" officeooo:paragraph-rsid="001e4fe4" style:font-size-asian="10.5pt"/>
    </style:style>
    <style:style style:name="P7" style:family="paragraph" style:parent-style-name="Standard">
      <style:text-properties fo:font-size="10.5pt" fo:language="en" fo:country="GB" officeooo:rsid="001de929" officeooo:paragraph-rsid="0020f36e" style:font-size-asian="10.5pt"/>
    </style:style>
    <style:style style:name="P8" style:family="paragraph" style:parent-style-name="Standard">
      <style:text-properties fo:font-size="10.5pt" fo:language="en" fo:country="GB" officeooo:rsid="001de929" officeooo:paragraph-rsid="00254c5c" style:font-size-asian="10.5pt"/>
    </style:style>
    <style:style style:name="P9" style:family="paragraph" style:parent-style-name="Standard">
      <style:text-properties officeooo:paragraph-rsid="001cae2c"/>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1cfc5a" officeooo:paragraph-rsid="001cfc5a" style:font-weight-asian="bold" style:font-weight-complex="bold"/>
    </style:style>
    <style:style style:name="P12" style:family="paragraph" style:parent-style-name="Standard">
      <style:text-properties fo:font-weight="normal" officeooo:rsid="001cfc5a" officeooo:paragraph-rsid="001cfc5a" style:font-weight-asian="normal" style:font-weight-complex="normal"/>
    </style:style>
    <style:style style:name="P13" style:family="paragraph" style:parent-style-name="Standard">
      <style:text-properties fo:font-weight="normal" officeooo:rsid="001f1f8f" officeooo:paragraph-rsid="001f1f8f" style:font-weight-asian="normal" style:font-weight-complex="normal"/>
    </style:style>
    <style:style style:name="P14" style:family="paragraph" style:parent-style-name="Standard">
      <style:text-properties fo:font-weight="normal" officeooo:rsid="0020548f" officeooo:paragraph-rsid="0020548f" style:font-weight-asian="normal" style:font-weight-complex="normal"/>
    </style:style>
    <style:style style:name="P15" style:family="paragraph" style:parent-style-name="Standard">
      <style:text-properties officeooo:rsid="00235def" officeooo:paragraph-rsid="00235def"/>
    </style:style>
    <style:style style:name="P16" style:family="paragraph" style:parent-style-name="Standard">
      <style:text-properties officeooo:paragraph-rsid="0026f85f"/>
    </style:style>
    <style:style style:name="P17" style:family="paragraph" style:parent-style-name="Standard">
      <style:text-properties officeooo:rsid="00085e90" officeooo:paragraph-rsid="002874eb"/>
    </style:style>
    <style:style style:name="P18" style:family="paragraph" style:parent-style-name="Standard">
      <style:text-properties officeooo:rsid="00038b6a" officeooo:paragraph-rsid="002874eb"/>
    </style:style>
    <style:style style:name="P19" style:family="paragraph" style:parent-style-name="Standard">
      <style:text-properties officeooo:rsid="000967d1" officeooo:paragraph-rsid="002874eb"/>
    </style:style>
    <style:style style:name="P20" style:family="paragraph" style:parent-style-name="Standard">
      <style:text-properties officeooo:paragraph-rsid="002874eb"/>
    </style:style>
    <style:style style:name="P21" style:family="paragraph" style:parent-style-name="Standard" style:master-page-name="Standard">
      <style:paragraph-properties style:page-number="auto"/>
      <style:text-properties fo:font-weight="bold" style:font-weight-asian="bold" style:font-weight-complex="bold"/>
    </style:style>
    <style:style style:name="T1" style:family="text">
      <style:text-properties fo:language="en" fo:country="GB"/>
    </style:style>
    <style:style style:name="T2" style:family="text">
      <style:text-properties fo:language="en" fo:country="GB" officeooo:rsid="001de929"/>
    </style:style>
    <style:style style:name="T3" style:family="text">
      <style:text-properties fo:language="en" fo:country="GB" officeooo:rsid="00235def"/>
    </style:style>
    <style:style style:name="T4" style:family="text">
      <style:text-properties fo:language="en" fo:country="GB" officeooo:rsid="0026f85f"/>
    </style:style>
    <style:style style:name="T5" style:family="text">
      <style:text-properties fo:language="en" fo:country="GB" officeooo:rsid="0008ad1c"/>
    </style:style>
    <style:style style:name="T6" style:family="text">
      <style:text-properties fo:language="en" fo:country="GB" officeooo:rsid="00026d5a"/>
    </style:style>
    <style:style style:name="T7" style:family="text">
      <style:text-properties fo:language="en" fo:country="GB" officeooo:rsid="00035064"/>
    </style:style>
    <style:style style:name="T8" style:family="text">
      <style:text-properties fo:language="en" fo:country="GB" officeooo:rsid="00050269"/>
    </style:style>
    <style:style style:name="T9" style:family="text">
      <style:text-properties fo:language="en" fo:country="GB" officeooo:rsid="0009da71"/>
    </style:style>
    <style:style style:name="T10" style:family="text">
      <style:text-properties fo:language="en" fo:country="GB" officeooo:rsid="0005e419"/>
    </style:style>
    <style:style style:name="T11" style:family="text">
      <style:text-properties style:text-position="0% 100%" fo:font-size="12pt" fo:language="en" fo:country="GB" style:font-size-asian="12pt"/>
    </style:style>
    <style:style style:name="T12" style:family="text">
      <style:text-properties fo:font-size="10.5pt" fo:language="en" fo:country="GB" style:font-size-asian="10.5pt"/>
    </style:style>
    <style:style style:name="T13" style:family="text">
      <style:text-properties fo:font-size="10.5pt" fo:language="en" fo:country="GB" officeooo:rsid="001cfc5a" style:font-size-asian="10.5pt"/>
    </style:style>
    <style:style style:name="T14" style:family="text">
      <style:text-properties officeooo:rsid="001e4fe4"/>
    </style:style>
    <style:style style:name="T15" style:family="text">
      <style:text-properties officeooo:rsid="001f1f8f"/>
    </style:style>
    <style:style style:name="T16" style:family="text">
      <style:text-properties fo:font-weight="normal" style:font-weight-asian="normal" style:font-weight-complex="normal"/>
    </style:style>
    <style:style style:name="T17" style:family="text">
      <style:text-properties officeooo:rsid="0020f36e"/>
    </style:style>
    <style:style style:name="T18" style:family="text">
      <style:text-properties officeooo:rsid="0021db24"/>
    </style:style>
    <style:style style:name="T19" style:family="text">
      <style:text-properties officeooo:rsid="00254c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1. Introduction</text:span></text:p>
      <text:p text:style-name="Standard"><text:span text:style-name="T1"><text:s/><text:tab/></text:span></text:p>
      <text:p text:style-name="Standard"><text:span text:style-name="T1">A. Purpose</text:span></text:p>
      <text:p text:style-name="Standard"><text:span text:style-name="T1"><text:tab/></text:span></text:p>
      <text:p text:style-name="Standard"><text:span text:style-name="T1">purpose of RASD</text:span></text:p>
      <text:p text:style-name="Standard"><text:span text:style-name="T1">intended audience</text:span></text:p>
      <text:p text:style-name="P1"/>
      <text:p text:style-name="Standard"><text:span text:style-name="T1">B. Scope</text:span></text:p>
      <text:p text:style-name="P1"/>
      <text:p text:style-name="Standard"><text:span text:style-name="T11">B.1 Description of Travlendar+</text:span></text:p>
      <text:p text:style-name="P3"/>
      <text:p text:style-name="Standard"><text:span text:style-name="T1">description of the given problem</text:span></text:p>
      <text:p text:style-name="Standard"><text:span text:style-name="T1">current system (google calendare + google maps = travlendar+)</text:span></text:p>
      <text:p text:style-name="Standard"><text:span text:style-name="T1">why we addressed this problem (gap in the market)</text:span></text:p>
      <text:p text:style-name="P1"/>
      <text:p text:style-name="Standard"><text:span text:style-name="T1">B.4 goals:</text:span></text:p>
      <text:p text:style-name="P1"/>
      <text:p text:style-name="P20"><text:span text:style-name="T1">[G1] Allow </text:span><text:span text:style-name="T2">a guest</text:span><text:span text:style-name="T1"> </text:span><text:span text:style-name="T2">visiting</text:span><text:span text:style-name="T1"> the homepage of the system to register himself </text:span><text:span text:style-name="T2">as a user</text:span><text:span text:style-name="T1">, providing a valid email, a password and a unique nickname (or via a third-party login system such as Google+)</text:span><text:span text:style-name="T2">.</text:span></text:p>
      <text:p text:style-name="P20"><text:span text:style-name="T1">[G1.1] Allow a user to edit all information in its profile, while enforcing validation (i.e. valid email, unique nickname).</text:span></text:p>
      <text:p text:style-name="P20"><text:span text:style-name="T1">[G1.2] Allow a user to add another one to its contacts.</text:span></text:p>
      <text:p text:style-name="P20"><text:span text:style-name="T1">[G1.3] Allow a user to create a group and to invite other users into it.</text:span></text:p>
      <text:p text:style-name="P20"><text:span text:style-name="T1">[G1.4] Allow a user to set his status to auto-decline meetings in a certain period.</text:span></text:p>
      <text:p text:style-name="P20"><text:span text:style-name="T1">[G1.5] Allow a user to set a position (such as the work place) where he will always be by default in a certain time slot. </text:span><text:span text:style-name="T6">(after registration, </text:span><text:span text:style-name="T7">not zombie</text:span><text:span text:style-name="T6">)</text:span></text:p>
      <text:p text:style-name="P20"><text:span text:style-name="T1">[G1.6] Allow a user to set privacy and notification settings.</text:span></text:p>
      <text:p text:style-name="P20"><text:span text:style-name="T1">[G2] Allow a user to create a meeting and to invite other users (at least one) to attend it.</text:span></text:p>
      <text:p text:style-name="P20"><text:span text:style-name="T1">[G2.1] Allow the administrator to categorize the meeting.</text:span></text:p>
      <text:p text:style-name="P20"><text:span text:style-name="T1">[G2.2] Allow the administrator to manage settings </text:span><text:span text:style-name="T7">as change title, abstract and location of the meeting</text:span></text:p>
      <text:p text:style-name="P20"><text:span text:style-name="T7">[G2.3] Allow the adminsitrator to nominate other administrators <text:s/></text:span><text:span text:style-name="T1"><text:s/></text:span></text:p>
      <text:p text:style-name="P20"><text:span text:style-name="T7">[G2.4] Allow the administrator to send </text:span><text:span text:style-name="T1">invitations to the meeting </text:span><text:span text:style-name="T7">and remove partecipants</text:span><text:span text:style-name="T1">.</text:span></text:p>
      <text:p text:style-name="P20"><text:span text:style-name="T1">[G2.3] Allow the meeting’s team to communicate between them, to share files and to save personal notes about the meeting.</text:span></text:p>
      <text:p text:style-name="P20"><text:span text:style-name="T1">[G2.4] Allow the invited users to accept or decline the meeting or to propose a rescheduling of it in a different time slot.</text:span></text:p>
      <text:p text:style-name="P18"><text:span text:style-name="T1">[G2.5] Allow the administrator to change the date of the meeting after a rescheduling has been proposed</text:span></text:p>
      <text:p text:style-name="P18"><text:span text:style-name="T8">[G2.6] Allow the administrator to poll the team to reschedule the meeting; if everyone accepts the rescheduling, the date changes</text:span></text:p>
      <text:p text:style-name="P20"><text:span text:style-name="T1">[G2.</text:span><text:span text:style-name="T8">7</text:span><text:span text:style-name="T1">] Allow the administrator to create a new meeting with the same users and settings as the one that has already taken place.</text:span></text:p>
      <text:p text:style-name="P20"><text:span text:style-name="T1">[G2.</text:span><text:span text:style-name="T8">8</text:span><text:span text:style-name="T1">] Allow the administrator to see who’s late at the meeting.</text:span></text:p>
      <text:p text:style-name="P20"><text:span text:style-name="T1">[G3] Allow a user to specify flexible breaks during the day.</text:span></text:p>
      <text:p text:style-name="P19"><text:span text:style-name="T1">[G3.1] The system suggests you a time, </text:span><text:span text:style-name="T9">according to your settings, </text:span><text:span text:style-name="T1">to have a break such that no meeting overlaps with it. </text:span><text:span text:style-name="T9">If no time slot is valid, a warning is generated.</text:span></text:p>
      <text:p text:style-name="P20"><text:span text:style-name="T1">[G4] Manage users’ travels between subsequent meetings </text:span><text:span text:style-name="T8">according to their prefer</text:span><text:span text:style-name="T10">e</text:span><text:span text:style-name="T8">nces</text:span></text:p>
      <text:p text:style-name="P20"><text:span text:style-name="T2">[G4.1] Allow a user to create a preference list and constraints about the way he wants to travel.</text:span></text:p>
      <text:p text:style-name="P19"><text:span text:style-name="T2">[</text:span><text:span text:style-name="T1">G4.2] The travel mean suggested by the system is always the first in the weighted preference list that satisfied all the constraints. If no travel mean satsfied all the constraints than the system suggests the fastest one.</text:span></text:p>
      <text:p text:style-name="P17"><text:soft-page-break/><text:span text:style-name="T2">[</text:span><text:span text:style-name="T1">G5] Create a warning each time it is not possible to reach a meeting location from the previous one.</text:span></text:p>
      <text:p text:style-name="P17"><text:span text:style-name="T2">[G5.1] </text:span><text:span text:style-name="T5">Allow a user to decline or reschedule overlapping meetings in order to remove the warning</text:span></text:p>
      <text:p text:style-name="P1"/>
      <text:p text:style-name="Standard"><text:span text:style-name="T1"><text:tab/>- register and log into the system</text:span></text:p>
      <text:p text:style-name="Standard"><text:span text:style-name="T1"><text:tab/>- create meeting with other users and categorize them</text:span></text:p>
      <text:p text:style-name="Standard"><text:span text:style-name="T1"><text:tab/>- possibility to accept, decline, propose rescheduling to meetings</text:span></text:p>
      <text:p text:style-name="Standard"><text:span text:style-name="T1"><text:tab/>- management of the users’ profile and contacts</text:span></text:p>
      <text:p text:style-name="Standard"><text:span text:style-name="T1"><text:tab/>- support communication and sharing of files between partecipants of a meeting (both future <text:tab/>and past ones)</text:span></text:p>
      <text:p text:style-name="Standard"><text:span text:style-name="T1"><text:tab/>- support administration of group meetings</text:span></text:p>
      <text:p text:style-name="Standard"><text:span text:style-name="T1"><text:tab/>- manage users’ travels during the day</text:span></text:p>
      <text:p text:style-name="Standard"><text:span text:style-name="T1"><text:tab/>- manage users’ preferences and constraints about the travel means</text:span></text:p>
      <text:p text:style-name="Standard"><text:span text:style-name="T1"><text:tab/>- manage users’ breaks (lunch) in a flexible way</text:span></text:p>
      <text:p text:style-name="P1"/>
      <text:p text:style-name="Standard"><text:span text:style-name="T1">C. Definitions, Acronym, Abbreviations</text:span></text:p>
      <text:p text:style-name="P1"/>
      <text:p text:style-name="Standard"><text:span text:style-name="T1">- User</text:span></text:p>
      <text:p text:style-name="Standard"><text:span text:style-name="T1">- Nickname [unique]</text:span></text:p>
      <text:p text:style-name="Standard"><text:span text:style-name="T1">- User’s Credentials</text:span></text:p>
      <text:p text:style-name="Standard"><text:span text:style-name="T1">- </text:span><text:span text:style-name="T2">Guest</text:span></text:p>
      <text:p text:style-name="Standard"><text:span text:style-name="T1">- Contact</text:span></text:p>
      <text:p text:style-name="Standard"><text:span text:style-name="T1">- Break</text:span></text:p>
      <text:p text:style-name="Standard"><text:span text:style-name="T1">- Group</text:span></text:p>
      <text:p text:style-name="Standard"><text:span text:style-name="T1">- Status</text:span></text:p>
      <text:p text:style-name="P1"/>
      <text:p text:style-name="Standard"><text:span text:style-name="T1">- Position [GPS/Real Time]</text:span></text:p>
      <text:p text:style-name="Standard"><text:span text:style-name="T1">- Location [Machine phenomenon/Known a priori/both for meetings and users]</text:span></text:p>
      <text:p text:style-name="P1"/>
      <text:p text:style-name="Standard"><text:span text:style-name="T1">- Meeting</text:span></text:p>
      <text:p text:style-name="Standard"><text:span text:style-name="T1">- Category</text:span></text:p>
      <text:p text:style-name="Standard"><text:span text:style-name="T1">- Administrator</text:span></text:p>
      <text:p text:style-name="Standard"><text:span text:style-name="T1">- Title</text:span></text:p>
      <text:p text:style-name="Standard"><text:span text:style-name="T1">- Abstract</text:span></text:p>
      <text:p text:style-name="Standard"><text:span text:style-name="T1">- Partecipant</text:span></text:p>
      <text:p text:style-name="Standard"><text:span text:style-name="T1">- Team [Partecipants]</text:span></text:p>
      <text:p text:style-name="Standard"><text:span text:style-name="T1"/></text:p>
      <text:p text:style-name="Standard"><text:span text:style-name="T1">- </text:span><text:span text:style-name="T3">Warning</text:span></text:p>
      <text:p text:style-name="P1"/>
      <text:p text:style-name="Standard"><text:span text:style-name="T1">- Travel mean</text:span></text:p>
      <text:p text:style-name="Standard"><text:span text:style-name="T1">- Walking</text:span></text:p>
      <text:p text:style-name="Standard"><text:span text:style-name="T1">- Biking [owned + shared]</text:span></text:p>
      <text:p text:style-name="Standard"><text:span text:style-name="T1">- Driving [owned + shared + taxi]</text:span></text:p>
      <text:p text:style-name="Standard"><text:span text:style-name="T1">- Public Transportation [metro + bus + tram]</text:span></text:p>
      <text:p text:style-name="P1"/>
      <text:p text:style-name="Standard"><text:span text:style-name="T1">- Constraint</text:span></text:p>
      <text:p text:style-name="Standard"><text:span text:style-name="T1">- Constraint Subject</text:span></text:p>
      <text:p text:style-name="Standard"><text:span text:style-name="T1">- Constraint Operator</text:span></text:p>
      <text:p text:style-name="Standard"><text:span text:style-name="T1">- Constraint Value</text:span></text:p>
      <text:p text:style-name="Standard"><text:span text:style-name="T1">- Constraint Target</text:span></text:p>
      <text:p text:style-name="P1"/>
      <text:p text:style-name="P16"><text:span text:style-name="T1">- Preference List</text:span></text:p>
      <text:p text:style-name="P16"><text:soft-page-break/><text:span text:style-name="T1">- </text:span><text:span text:style-name="T4">Weighted </text:span><text:span text:style-name="T1">Preference List</text:span></text:p>
      <text:p text:style-name="P1"/>
      <text:p text:style-name="Standard"><text:span text:style-name="T1">D. Revision History</text:span></text:p>
      <text:p text:style-name="P1"/>
      <text:p text:style-name="Standard"><text:span text:style-name="T1">????????</text:span></text:p>
      <text:p text:style-name="P1"/>
      <text:p text:style-name="Standard"><text:span text:style-name="T1">E. Reference Documents</text:span></text:p>
      <text:p text:style-name="P1"/>
      <text:p text:style-name="Standard"><text:span text:style-name="T1">- Assignments</text:span></text:p>
      <text:p text:style-name="Standard"><text:span text:style-name="T1">- IEEE Std 830-1998 IEEE Recommended Practice for Software Requirements Specifications</text:span></text:p>
      <text:p text:style-name="Standard"><text:span text:style-name="T1">- Examples (i.e. RASD past year)</text:span></text:p>
      <text:p text:style-name="P1"/>
      <text:p text:style-name="Standard"><text:span text:style-name="T1">F. Document Structure</text:span></text:p>
      <text:p text:style-name="P1"/>
      <text:p text:style-name="Standard"><text:span text:style-name="T1">index + explanation of chapters</text:span></text:p>
      <text:p text:style-name="P1"/>
      <text:p text:style-name="P2"/>
      <text:p text:style-name="P10"><text:span text:style-name="T1">2. Overall Description</text:span></text:p>
      <text:p text:style-name="P2"/>
      <text:p text:style-name="Standard"><text:span text:style-name="T1">A. Product Perspective</text:span></text:p>
      <text:p text:style-name="P4"/>
      <text:p text:style-name="Standard"><text:span text:style-name="T1">Shared phenomena</text:span></text:p>
      <text:p text:style-name="P4"/>
      <text:p text:style-name="Standard"><text:span text:style-name="T1">B. Product Functions</text:span></text:p>
      <text:p text:style-name="P4"/>
      <text:p text:style-name="Standard"><text:span text:style-name="T1">functionalities (detailed)</text:span></text:p>
      <text:p text:style-name="P4"/>
      <text:p text:style-name="Standard"><text:span text:style-name="T1">- Users</text:span></text:p>
      <text:p text:style-name="Standard"><text:span text:style-name="T1">- Meetings</text:span></text:p>
      <text:p text:style-name="Standard"><text:span text:style-name="T1">- Travels</text:span></text:p>
      <text:p text:style-name="P4"/>
      <text:p text:style-name="Standard"><text:span text:style-name="T1">C. User Characteristics</text:span></text:p>
      <text:p text:style-name="Standard"><text:span text:style-name="T12"/></text:p>
      <text:p text:style-name="P15"><text:span text:style-name="T12">Guest</text:span></text:p>
      <text:p text:style-name="Standard"><text:span text:style-name="T3">U</text:span><text:span text:style-name="T1">ser</text:span></text:p>
      <text:p text:style-name="Standard"><text:span text:style-name="T1">Administrator</text:span></text:p>
      <text:p text:style-name="Standard"><text:span text:style-name="T1">System Manager</text:span></text:p>
      <text:p text:style-name="P4"/>
      <text:p text:style-name="Standard"><text:span text:style-name="T1">D. Assumptions, Dependencies and Constraints</text:span></text:p>
      <text:p text:style-name="P4"/>
      <text:p text:style-name="Standard"><text:span text:style-name="T1">D.1 Domain Assumptions</text:span><text:span text:style-name="T12"> </text:span><text:span text:style-name="T13">(da motivare)</text:span></text:p>
      <text:p text:style-name="P4"/>
      <text:p text:style-name="P6">[D1] <text:span text:style-name="T14">(G1) </text:span>valid ema<text:span text:style-name="T14">il according to standard</text:span></text:p>
      <text:p text:style-name="P5">[D<text:span text:style-name="T14">2</text:span>] <text:span text:style-name="T14">(G1) external login systems don’t fail and provide vaild email to identify an user</text:span></text:p>
      <text:p text:style-name="P6">[D<text:span text:style-name="T15">3</text:span>] <text:span text:style-name="T14">(G1) each user completes its profile right after the regitration phase with all possible means</text:span></text:p>
      <text:p text:style-name="P6">[D<text:span text:style-name="T15">4</text:span>] <text:span text:style-name="T14">(G1) each user has at least one default position</text:span></text:p>
      <text:p text:style-name="P6">[D<text:span text:style-name="T15">5</text:span>]</text:p>
      <text:p text:style-name="P7">[D<text:span text:style-name="T15">7</text:span>] <text:span text:style-name="T17">(G3) an user can have lunch everywhere</text:span></text:p>
      <text:p text:style-name="P6">[D<text:span text:style-name="T15">8</text:span>] <text:span text:style-name="T19">(G4) </text:span></text:p>
      <text:p text:style-name="P6">[D<text:span text:style-name="T15">9</text:span>] </text:p>
      <text:p text:style-name="P8">[D1<text:span text:style-name="T15">0</text:span>] <text:span text:style-name="T14">(G4) each user has a preference list</text:span></text:p>
      <text:p text:style-name="P6">[D1] <text:span text:style-name="T19">(G4) users always have a position</text:span></text:p>
      <text:p text:style-name="P6">[D1] <text:span text:style-name="T19">(G4) we are alyars able to retrive a path between any two points</text:span></text:p>
      <text:p text:style-name="P6">[D1] </text:p>
      <text:p text:style-name="P6">[D1] </text:p>
      <text:p text:style-name="P5"><text:soft-page-break/></text:p>
      <text:p text:style-name="Standard"><text:span text:style-name="T1">- owned = shared</text:span></text:p>
      <text:p text:style-name="Standard"><text:span text:style-name="T1">- taxi = car</text:span></text:p>
      <text:p text:style-name="Standard"><text:span text:style-name="T1">- weighting the preference list (+30 min)</text:span></text:p>
      <text:p text:style-name="Standard"><text:span text:style-name="T1"/></text:p>
      <text:p text:style-name="Standard"><text:span text:style-name="T1"/></text:p>
      <text:p text:style-name="P11"><text:span text:style-name="T1">3. Specific requirements</text:span></text:p>
      <text:p text:style-name="P11"><text:span text:style-name="T1"/></text:p>
      <text:p text:style-name="P12"><text:span text:style-name="T1">3.1. External interface requirements</text:span></text:p>
      <text:p text:style-name="P12"><text:span text:style-name="T1"/></text:p>
      <text:p text:style-name="P12"><text:span text:style-name="T1"/></text:p>
      <text:p text:style-name="P12"><text:span text:style-name="T1">3.2. Functional requirements</text:span></text:p>
      <text:p text:style-name="P12"><text:span text:style-name="T1"/></text:p>
      <text:p text:style-name="P12"><text:span text:style-name="T1">about [G1]</text:span></text:p>
      <text:p text:style-name="P12"><text:span text:style-name="T1"/></text:p>
      <text:p text:style-name="P11"><text:span text:style-name="T1"/></text:p>
      <text:p text:style-name="P13"><text:span text:style-name="T1">about [G2]</text:span></text:p>
      <text:p text:style-name="P13"><text:span text:style-name="T1">each meeting has at least two partecipants</text:span></text:p>
      <text:p text:style-name="P13"><text:span text:style-name="T1">each meeting has at least one administrator</text:span></text:p>
      <text:p text:style-name="P14"><text:span text:style-name="T1">each meeting has a title, a date and a lo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it" fo:country="IT"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it" fo:country="IT"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it" fo:country="I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7:38:43</meta:creation-date>
    <dc:language>it-IT</dc:language>
    <dc:date>2017-10-12T14:01:01.717876427</dc:date>
    <meta:editing-cycles>5</meta:editing-cycles>
    <meta:editing-duration>PT22M56S</meta:editing-duration>
    <meta:generator>LibreOffice/5.1.6.2$Linux_X86_64 LibreOffice_project/10m0$Build-2</meta:generator>
    <meta:document-statistic meta:table-count="0" meta:image-count="0" meta:object-count="0" meta:page-count="4" meta:paragraph-count="124" meta:word-count="892" meta:character-count="5301" meta:non-whitespace-character-count="4511"/>
  </office:meta>
</office:document-meta>
</file>